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wmf" manifest:media-type="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David" style:font-family-asian="Microsoft YaHei" style:font-family-complex="David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63" style:parent-style-name="Graphics">
      <style:graphic-properties draw:fill="none" fo:clip="rect(0in, 0in, 0in, 0in)" draw:stroke="none" draw:luminance="0%" draw:contrast="0%" draw:image-opacity="100%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0000" draw:opacity="100%" draw:stroke="solid" svg:stroke-width="0.02795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0000" draw:opacity="100%" draw:stroke="solid" svg:stroke-width="0.02795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0000" draw:opacity="100%" draw:stroke="solid" svg:stroke-width="0.02795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5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0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2795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2795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2795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4921in" fo:padding-bottom="0.04921in" fo:padding-left="0.09843in" fo:padding-right="0.09843in" draw:textarea-vertical-align="middle" draw:textarea-horizontal-align="left" draw:fill="none" draw:stroke="solid" svg:stroke-width="0.02795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0000" draw:opacity="100%" draw:stroke="solid" svg:stroke-width="0.02795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0000" draw:opacity="100%" draw:stroke="solid" svg:stroke-width="0.02795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4921in" fo:padding-bottom="0.04921in" fo:padding-left="0.09843in" fo:padding-right="0.09843in" draw:textarea-vertical-align="middle" draw:textarea-horizontal-align="left" draw:fill="solid" draw:fill-color="#000000" draw:opacity="100%" draw:stroke="solid" svg:stroke-width="0.02795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7" style:parent-style-name="Graphics">
      <style:graphic-properties draw:fill="none" fo:clip="rect(0in, 0in, 0in, 0in)" draw:stroke="none" draw:luminance="-20%" draw:contrast="40%" draw:image-opacity="100%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46" draw:master-page-name="Master1-Layout7-blank-ריק" presentation:presentation-page-layout-name="Master1-PPL7" draw:id="Slide-256">
        <draw:frame draw:id="id73" draw:style-name="a547" draw:name="Picture 2" svg:x="0in" svg:y="0in" svg:width="7.49961in" svg:height="10.03937in" style:rel-width="scale" style:rel-height="scale">
          <draw:image xlink:href="media/image1.wmf" xlink:type="simple" xlink:show="embed" xlink:actuate="onLoad"/>
          <svg:title/>
          <svg:desc/>
        </draw:frame>
        <draw:custom-shape svg:x="4.69488in" svg:y="1.65827in" svg:width="1.41693in" svg:height="0.27008in" draw:id="id74" draw:style-name="a550" draw:name="מלבן 3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25394in" svg:y="2.12401in" svg:width="1.33819in" svg:height="0.31457in" draw:id="id75" draw:style-name="a553" draw:name="מלבן 5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6in" svg:y="2.12401in" svg:width="0.95748in" svg:height="0.30157in" draw:id="id76" draw:style-name="a556" draw:name="מלבן 6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45866in" svg:y="2.12401in" svg:width="2.20472in" svg:height="0.31457in" draw:id="id77" draw:style-name="a559" draw:name="מלבן 7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5689in" svg:y="1.4563in" svg:width="1.18071in" svg:height="0.37532in" draw:id="id78" draw:style-name="a562" draw:name="TextBox 4">
          <svg:title/>
          <svg:desc/>
          <text:p text:style-name="a561" text:class-names="" text:cond-style-name=""><text:span text:style-name="a560" text:class-names="">2018-19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79" draw:style-name="a563" draw:name="תמונה 14" svg:x="6.45079in" svg:y="0.90157in" svg:width="0.89803in" svg:height="0.81181in" style:rel-width="scale" style:rel-height="scale">
          <draw:image xlink:href="media/image2.jpg" xlink:type="simple" xlink:show="embed" xlink:actuate="onLoad"/>
          <svg:title/>
          <svg:desc/>
        </draw:frame>
        <draw:custom-shape svg:x="0.83622in" svg:y="4.75709in" svg:width="0.23583in" svg:height="0.16378in" draw:id="id80" draw:style-name="a566" draw:name="כפל 23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71356in" svg:y="4.75709in" svg:width="0.23583in" svg:height="0.16378in" draw:id="id81" draw:style-name="a569" draw:name="כפל 24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07576in" svg:y="4.74016in" svg:width="0.23583in" svg:height="0.16378in" draw:id="id82" draw:style-name="a572" draw:name="כפל 25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7297in" svg:y="4.75709in" svg:width="0.23583in" svg:height="0.16378in" draw:id="id83" draw:style-name="a575" draw:name="כפל 26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29916in" svg:y="4.05512in" svg:width="0.23583in" svg:height="0.16378in" draw:id="id84" draw:style-name="a578" draw:name="כפל 27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7297in" svg:y="4.05512in" svg:width="0.23583in" svg:height="0.16378in" draw:id="id85" draw:style-name="a581" draw:name="כפל 28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587">
          <draw:frame draw:id="id86" draw:style-name="a584" draw:name="מציין מיקום של מספר שקופית 6" svg:x="4.67953in" svg:y="11.10827in" svg:width="3.5878in" svg:height="0.58425in">
            <draw:text-box>
              <text:p text:style-name="a583" text:class-names="" text:cond-style-name=""><text:span text:style-name="a582" text:class-names=""><text:page-number style:num-format="1" text:fixed="false"/></text:span></text:p>
            </draw:text-box>
            <svg:title/>
            <svg:desc/>
          </draw:frame>
          <draw:page-thumbnail draw:page-number="1" svg:x="2.48958in" svg:y="0.88889in" svg:width="3.28646in" svg:height="4.38368in" presentation:class="page" draw:id="id87" presentation:style-name="a585" draw:name="מציין מיקום של תמונת שקופית 1">
            <svg:title/>
            <svg:desc/>
          </draw:page-thumbnail>
          <draw:frame draw:id="id88" presentation:style-name="a586" draw:name="מציין מיקום של הערות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שקופית כותרת">
      <presentation:placeholder presentation:object="title" svg:x="0.9375in" svg:y="1.63715in" svg:width="5.625in" svg:height="3.4809in"/>
      <presentation:placeholder presentation:object="subtitle" svg:x="0.9375in" svg:y="5.25174in" svg:width="5.625in" svg:height="2.41493in"/>
      <presentation:placeholder presentation:object="date-time" svg:x="5.3752in" svg:y="9.2685in" svg:width="1.74961in" svg:height="0.53189in"/>
      <presentation:placeholder presentation:object="footer" svg:x="2.5626in" svg:y="9.2685in" svg:width="2.3748in" svg:height="0.53189in"/>
      <presentation:placeholder presentation:object="page-number" svg:x="0.3752in" svg:y="9.2685in" svg:width="1.74961in" svg:height="0.53189in"/>
    </style:presentation-page-layout>
    <style:presentation-page-layout style:name="Master1-PPL2" style:display-name="כותרת ותוכן">
      <presentation:placeholder presentation:object="title" svg:x="0.5626in" svg:y="3.1063in" svg:width="6.3748in" svg:height="2.14331in"/>
      <presentation:placeholder presentation:object="object" svg:x="0.3748in" svg:y="2.33976in" svg:width="6.74961in" svg:height="6.59961in"/>
      <presentation:placeholder presentation:object="date-time" svg:x="5.3752in" svg:y="9.2685in" svg:width="1.74961in" svg:height="0.53189in"/>
      <presentation:placeholder presentation:object="footer" svg:x="2.5626in" svg:y="9.2685in" svg:width="2.3748in" svg:height="0.53189in"/>
      <presentation:placeholder presentation:object="page-number" svg:x="0.3752in" svg:y="9.2685in" svg:width="1.74961in" svg:height="0.53189in"/>
    </style:presentation-page-layout>
    <style:presentation-page-layout style:name="Master1-PPL3" style:display-name="כותרת מקטע עליונה">
      <presentation:placeholder presentation:object="title" svg:x="0.51215in" svg:y="2.49306in" svg:width="6.46875in" svg:height="4.15972in"/>
      <presentation:placeholder presentation:object="outline" svg:x="0.51215in" svg:y="6.69271in" svg:width="6.46875in" svg:height="2.1875in"/>
      <presentation:placeholder presentation:object="date-time" svg:x="5.3752in" svg:y="9.2685in" svg:width="1.74961in" svg:height="0.53189in"/>
      <presentation:placeholder presentation:object="footer" svg:x="2.5626in" svg:y="9.2685in" svg:width="2.3748in" svg:height="0.53189in"/>
      <presentation:placeholder presentation:object="page-number" svg:x="0.3752in" svg:y="9.2685in" svg:width="1.74961in" svg:height="0.53189in"/>
    </style:presentation-page-layout>
    <style:presentation-page-layout style:name="Master1-PPL4" style:display-name="שני תכנים">
      <presentation:placeholder presentation:object="title" svg:x="0.5626in" svg:y="3.1063in" svg:width="6.3748in" svg:height="2.14331in"/>
      <presentation:placeholder presentation:object="object" svg:x="0.375in" svg:y="2.34028in" svg:width="3.29167in" svg:height="6.59896in"/>
      <presentation:placeholder presentation:object="object" svg:x="3.83333in" svg:y="2.34028in" svg:width="3.29167in" svg:height="6.59896in"/>
      <presentation:placeholder presentation:object="date-time" svg:x="5.3752in" svg:y="9.2685in" svg:width="1.74961in" svg:height="0.53189in"/>
      <presentation:placeholder presentation:object="footer" svg:x="2.5626in" svg:y="9.2685in" svg:width="2.3748in" svg:height="0.53189in"/>
      <presentation:placeholder presentation:object="page-number" svg:x="0.3752in" svg:y="9.2685in" svg:width="1.74961in" svg:height="0.53189in"/>
    </style:presentation-page-layout>
    <style:presentation-page-layout style:name="Master1-PPL5" style:display-name="השוואה">
      <presentation:placeholder presentation:object="title" svg:x="0.51736in" svg:y="0.53299in" svg:width="6.46875in" svg:height="1.93229in"/>
      <presentation:placeholder presentation:object="outline" svg:x="0.51736in" svg:y="2.45139in" svg:width="3.17188in" svg:height="1.20139in"/>
      <presentation:placeholder presentation:object="object" svg:x="0.51736in" svg:y="3.65278in" svg:width="3.17188in" svg:height="5.37326in"/>
      <presentation:placeholder presentation:object="outline" svg:x="3.79688in" svg:y="2.45139in" svg:width="3.18924in" svg:height="1.20139in"/>
      <presentation:placeholder presentation:object="object" svg:x="3.79688in" svg:y="3.65278in" svg:width="3.18924in" svg:height="5.37326in"/>
      <presentation:placeholder presentation:object="date-time" svg:x="5.3752in" svg:y="9.2685in" svg:width="1.74961in" svg:height="0.53189in"/>
      <presentation:placeholder presentation:object="footer" svg:x="2.5626in" svg:y="9.2685in" svg:width="2.3748in" svg:height="0.53189in"/>
      <presentation:placeholder presentation:object="page-number" svg:x="0.3752in" svg:y="9.2685in" svg:width="1.74961in" svg:height="0.53189in"/>
    </style:presentation-page-layout>
    <style:presentation-page-layout style:name="Master1-PPL6" style:display-name="כותרת בלבד">
      <presentation:placeholder presentation:object="title" svg:x="0.5626in" svg:y="3.1063in" svg:width="6.3748in" svg:height="2.14331in"/>
      <presentation:placeholder presentation:object="date-time" svg:x="5.3752in" svg:y="9.2685in" svg:width="1.74961in" svg:height="0.53189in"/>
      <presentation:placeholder presentation:object="footer" svg:x="2.5626in" svg:y="9.2685in" svg:width="2.3748in" svg:height="0.53189in"/>
      <presentation:placeholder presentation:object="page-number" svg:x="0.3752in" svg:y="9.2685in" svg:width="1.74961in" svg:height="0.53189in"/>
    </style:presentation-page-layout>
    <style:presentation-page-layout style:name="Master1-PPL7" style:display-name="ריק">
      <presentation:placeholder presentation:object="date-time" svg:x="5.3752in" svg:y="9.2685in" svg:width="1.74961in" svg:height="0.53189in"/>
      <presentation:placeholder presentation:object="footer" svg:x="2.5626in" svg:y="9.2685in" svg:width="2.3748in" svg:height="0.53189in"/>
      <presentation:placeholder presentation:object="page-number" svg:x="0.3752in" svg:y="9.2685in" svg:width="1.74961in" svg:height="0.53189in"/>
    </style:presentation-page-layout>
    <style:presentation-page-layout style:name="Master1-PPL8" style:display-name="תוכן עם כיתוב">
      <presentation:placeholder presentation:object="title" svg:x="0.51736in" svg:y="0.66667in" svg:width="2.4184in" svg:height="2.33333in"/>
      <presentation:placeholder presentation:object="object" svg:x="3.18924in" svg:y="1.43924in" svg:width="3.79687in" svg:height="7.10764in"/>
      <presentation:placeholder presentation:object="outline" svg:x="0.51736in" svg:y="3in" svg:width="2.4184in" svg:height="5.55729in"/>
      <presentation:placeholder presentation:object="date-time" svg:x="5.3752in" svg:y="9.2685in" svg:width="1.74961in" svg:height="0.53189in"/>
      <presentation:placeholder presentation:object="footer" svg:x="2.5626in" svg:y="9.2685in" svg:width="2.3748in" svg:height="0.53189in"/>
      <presentation:placeholder presentation:object="page-number" svg:x="0.3752in" svg:y="9.2685in" svg:width="1.74961in" svg:height="0.53189in"/>
    </style:presentation-page-layout>
    <style:presentation-page-layout style:name="Master1-PPL9" style:display-name="תמונה עם כיתוב">
      <presentation:placeholder presentation:object="title" svg:x="0.51736in" svg:y="0.66667in" svg:width="2.4184in" svg:height="2.33333in"/>
      <presentation:placeholder presentation:object="graphic" svg:x="3.18924in" svg:y="1.43924in" svg:width="3.79687in" svg:height="7.10764in"/>
      <presentation:placeholder presentation:object="outline" svg:x="0.51736in" svg:y="3in" svg:width="2.4184in" svg:height="5.55729in"/>
      <presentation:placeholder presentation:object="date-time" svg:x="5.3752in" svg:y="9.2685in" svg:width="1.74961in" svg:height="0.53189in"/>
      <presentation:placeholder presentation:object="footer" svg:x="2.5626in" svg:y="9.2685in" svg:width="2.3748in" svg:height="0.53189in"/>
      <presentation:placeholder presentation:object="page-number" svg:x="0.3752in" svg:y="9.2685in" svg:width="1.74961in" svg:height="0.53189in"/>
    </style:presentation-page-layout>
    <style:presentation-page-layout style:name="Master1-PPL10" style:display-name="כותרת וטקסט אנכי">
      <presentation:placeholder presentation:object="title" svg:x="0.5626in" svg:y="3.1063in" svg:width="6.3748in" svg:height="2.14331in"/>
      <presentation:placeholder presentation:object="outline" svg:x="0.3748in" svg:y="2.33976in" svg:width="6.74961in" svg:height="6.59961in"/>
      <presentation:placeholder presentation:object="date-time" svg:x="5.3752in" svg:y="9.2685in" svg:width="1.74961in" svg:height="0.53189in"/>
      <presentation:placeholder presentation:object="footer" svg:x="2.5626in" svg:y="9.2685in" svg:width="2.3748in" svg:height="0.53189in"/>
      <presentation:placeholder presentation:object="page-number" svg:x="0.3752in" svg:y="9.2685in" svg:width="1.74961in" svg:height="0.53189in"/>
    </style:presentation-page-layout>
    <style:presentation-page-layout style:name="Master1-PPL11" style:display-name="כותרת אנכית וטקסט">
      <presentation:placeholder presentation:object="title" svg:x="5.4375in" svg:y="2.34028in" svg:width="1.6875in" svg:height="6.59896in"/>
      <presentation:placeholder presentation:object="outline" svg:x="0.375in" svg:y="2.34028in" svg:width="4.89583in" svg:height="6.59896in"/>
      <presentation:placeholder presentation:object="date-time" svg:x="5.3752in" svg:y="9.2685in" svg:width="1.74961in" svg:height="0.53189in"/>
      <presentation:placeholder presentation:object="footer" svg:x="2.5626in" svg:y="9.2685in" svg:width="2.3748in" svg:height="0.53189in"/>
      <presentation:placeholder presentation:object="page-number" svg:x="0.3752in" svg:y="9.2685in" svg:width="1.74961in" svg:height="0.53189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7.5in" fo:page-height="10in" style:print-orientation="portrait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">
      <style:graphic-properties draw:fill="none" draw:stroke="non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draw:fill="none" draw:stroke="non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draw:fill="none" draw:stroke="non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draw:fill="none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30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8889in" style:font-size-asian="0.38889in" style:font-size-complex="0.38889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draw:fill="none" draw:stroke="none"/>
    </style:style>
    <style:style style:family="presentation" style:name="a14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draw:fill="none" draw:stroke="non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1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4921in" fo:padding-bottom="0.04921in" fo:padding-left="0.09843in" fo:padding-right="0.09843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4">
      <style:graphic-properties draw:fill="none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right" style:tab-stop-distance="1in" fo:margin-left="0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7778in" style:font-size-asian="0.27778in" style:font-size-complex="0.27778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right" style:tab-stop-distance="1in" fo:margin-left="1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right" style:tab-stop-distance="1in" fo:margin-left="1.7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25in" style:font-size-asian="0.25in" style:font-size-complex="0.25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90%" fo:text-align="right" style:tab-stop-distance="1in" fo:margin-left="2.25in" fo:margin-right="0in" fo:text-indent="-0.25in" fo:margin-top="0.06944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Microsoft YaHe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style:language-complex="he" style:country-complex="I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.19653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draw:fill="none" draw:stroke="non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.23622in" fo:margin-right="0in" fo:text-indent="-0.23622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ahoma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ahoma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ברירת-מחדל" style:page-layout-name="pageLayout1" draw:style-name="a0">
      <draw:frame draw:id="id0" presentation:style-name="a3" draw:name="כותרת 1" svg:x="0.5626in" svg:y="3.1063in" svg:width="6.3748in" svg:height="2.14331in" presentation:class="title" presentation:placeholder="false">
        <draw:text-box>
          <text:p text:style-name="a2" text:class-names="" text:cond-style-name=""><text:span text:style-name="a1" text:class-names="">יש ללחוץ כדי לערוך את עיצוב טקסט הכותרתלחץ כדי לערוך סגנון כותרת של תבנית בסיס</text:span></text:p>
        </draw:text-box>
        <svg:title/>
        <svg:desc/>
      </draw:frame>
      <draw:frame draw:id="id1" presentation:style-name="a7" draw:name="מציין מיקום של תאריך 3" svg:x="5.3752in" svg:y="9.2685in" svg:width="1.74961in" svg:height="0.53189in" presentation:class="date-time" presentation:placeholder="false">
        <draw:text-box>
          <text:p text:style-name="a6" text:class-names="" text:cond-style-name=""><text:span text:style-name="a4" text:class-names=""><text:date text:fixed="false" style:data-style-name="a5">6/21/2018</text:date></text:span></text:p>
        </draw:text-box>
        <svg:title/>
        <svg:desc/>
      </draw:frame>
      <draw:frame draw:id="id2" presentation:style-name="a10" draw:name="מציין מיקום של כותרת תחתונה 4" svg:x="2.5626in" svg:y="9.2685in" svg:width="2.3748in" svg:height="0.53189in" presentation:class="footer" presentation:placeholder="false">
        <draw:text-box>
          <text:p text:style-name="a9" text:class-names="" text:cond-style-name=""><text:span text:style-name="a8" text:class-names=""/></text:p>
        </draw:text-box>
        <svg:title/>
        <svg:desc/>
      </draw:frame>
      <draw:frame draw:id="id3" presentation:style-name="a13" draw:name="מציין מיקום של מספר שקופית 5" svg:x="0.3752in" svg:y="9.2685in" svg:width="1.74961in" svg:height="0.53189in" presentation:class="page-number" presentation:placeholder="false">
        <draw:text-box>
          <text:p text:style-name="a12" text:class-names="" text:cond-style-name=""><text:span text:style-name="a11" text:class-names=""><text:page-number style:num-format="1" text:fixed="false"/></text:span></text:p>
        </draw:text-box>
        <svg:title/>
        <svg:desc/>
      </draw:frame>
      <draw:frame draw:id="id4" presentation:style-name="a29" draw:name="מציין מיקום טקסט 5" svg:x="0.3748in" svg:y="2.33976in" svg:width="6.74961in" svg:height="6.59961in" presentation:class="outline" presentation:placeholder="false">
        <draw:text-box>
          <text:list text:style-name="a16">
            <text:list-item>
              <text:p text:style-name="a15" text:class-names="" text:cond-style-name=""><text:span text:style-name="a14" text:class-names="">ערוך סגנונות טקסט של תבנית בסיס</text:span></text:p>
            </text:list-item>
          </text:list>
          <text:list text:style-name="a19">
            <text:list-item>
              <text:list text:style-name="a19">
                <text:list-item>
                  <text:p text:style-name="a18" text:class-names="" text:cond-style-name=""><text:span text:style-name="a17" text:class-names="">רמה שניה</text:span></text:p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p text:style-name="a21" text:class-names="" text:cond-style-name=""><text:span text:style-name="a20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p text:style-name="a24" text:class-names="" text:cond-style-name=""><text:span text:style-name="a23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6" text:class-names="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מציין מיקום של תמונת שקופית 1">
          <svg:title/>
          <svg:desc/>
        </draw:page-thumbnail>
        <draw:frame draw:id="id6" presentation:style-name="a33" draw:name="מציין מיקום של הערות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מציין מיקום של כותרת עליונה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מציין מיקום של תאריך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מציין מיקום של כותרת תחתונה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מציין מיקום של מספר שקופית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שקופית-כותרת" style:page-layout-name="pageLayout1" draw:style-name="a47">
      <draw:frame draw:id="id11" presentation:style-name="a50" draw:name="כותרת 1" svg:x="0.9375in" svg:y="1.63715in" svg:width="5.625in" svg:height="3.4809in" presentation:class="title" presentation:placeholder="false">
        <draw:text-box>
          <text:p text:style-name="a49" text:class-names="" text:cond-style-name=""><text:span text:style-name="a48" text:class-names="">לחץ כדי לערוך סגנון כותרת של תבנית בסיס</text:span></text:p>
        </draw:text-box>
        <svg:title/>
        <svg:desc/>
      </draw:frame>
      <draw:frame draw:id="id12" presentation:style-name="a53" draw:name="כותרת משנה 2" svg:x="0.9375in" svg:y="5.25174in" svg:width="5.625in" svg:height="2.41493in" presentation:class="subtitle" presentation:placeholder="false">
        <draw:text-box>
          <text:p text:style-name="a52" text:class-names="" text:cond-style-name=""><text:span text:style-name="a51" text:class-names="">לחץ כדי לערוך סגנון כותרת משנה של תבנית בסיס</text:span></text:p>
        </draw:text-box>
        <svg:title/>
        <svg:desc/>
      </draw:frame>
      <draw:frame draw:id="id13" presentation:style-name="a57" draw:name="מציין מיקום של תאריך 3" svg:x="5.3752in" svg:y="9.2685in" svg:width="1.74961in" svg:height="0.53189in" presentation:class="date-time" presentation:placeholder="false">
        <draw:text-box>
          <text:p text:style-name="a56" text:class-names="" text:cond-style-name=""><text:span text:style-name="a54" text:class-names=""><text:date text:fixed="false" style:data-style-name="a55">6/21/2018</text:date></text:span></text:p>
        </draw:text-box>
        <svg:title/>
        <svg:desc/>
      </draw:frame>
      <draw:frame draw:id="id14" presentation:style-name="a60" draw:name="מציין מיקום של כותרת תחתונה 4" svg:x="2.5626in" svg:y="9.2685in" svg:width="2.3748in" svg:height="0.53189in" presentation:class="footer" presentation:placeholder="false">
        <draw:text-box>
          <text:p text:style-name="a59" text:class-names="" text:cond-style-name=""><text:span text:style-name="a58" text:class-names=""/></text:p>
        </draw:text-box>
        <svg:title/>
        <svg:desc/>
      </draw:frame>
      <draw:frame draw:id="id15" presentation:style-name="a63" draw:name="מציין מיקום של מספר שקופית 5" svg:x="0.3752in" svg:y="9.2685in" svg:width="1.74961in" svg:height="0.53189in" presentation:class="page-number" presentation:placeholder="false">
        <draw:text-box>
          <text:p text:style-name="a62" text:class-names="" text:cond-style-name=""><text:span text:style-name="a61" text:class-names=""><text:page-number style:num-format="1" text:fixed="false"/></text:span></text:p>
        </draw:text-box>
        <svg:title/>
        <svg:desc/>
      </draw:frame>
      <presentation:notes style:page-layout-name="pageLayout2" draw:style-name="a80">
        <draw:page-thumbnail svg:x="1.21063in" svg:y="0.88858in" svg:width="5.84567in" svg:height="4.38425in" presentation:class="page" draw:id="id5" presentation:style-name="a64" draw:name="מציין מיקום של תמונת שקופית 1">
          <svg:title/>
          <svg:desc/>
        </draw:page-thumbnail>
        <draw:frame draw:id="id6" presentation:style-name="a67" draw:name="מציין מיקום של הערות 2" svg:x="0.82677in" svg:y="5.55394in" svg:width="6.61378in" svg:height="5.26142in" presentation:class="notes" presentation:placeholder="false">
          <draw:text-box>
            <text:p text:style-name="a66" text:class-names="" text:cond-style-name=""><text:span text:style-name="a65" text:class-names=""/></text:p>
          </draw:text-box>
          <svg:title/>
          <svg:desc/>
        </draw:frame>
        <draw:frame draw:id="id7" presentation:style-name="a70" draw:name="מציין מיקום של כותרת עליונה 3" svg:x="0in" svg:y="0in" svg:width="3.5878in" svg:height="0.58425in" presentation:class="header" presentation:placeholder="false">
          <draw:text-box>
            <text:p text:style-name="a69" text:class-names="" text:cond-style-name=""><text:span text:style-name="a68" text:class-names=""/></text:p>
          </draw:text-box>
          <svg:title/>
          <svg:desc/>
        </draw:frame>
        <draw:frame draw:id="id8" presentation:style-name="a73" draw:name="מציין מיקום של תאריך 4" svg:x="4.67953in" svg:y="0in" svg:width="3.5878in" svg:height="0.58425in" presentation:class="date-time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מציין מיקום של כותרת תחתונה 5" svg:x="0in" svg:y="11.10827in" svg:width="3.5878in" svg:height="0.58425in" presentation:class="foot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מציין מיקום של מספר שקופית 6" svg:x="4.67953in" svg:y="11.10827in" svg:width="3.5878in" svg:height="0.58425in" presentation:class="page-number" presentation:placeholder="false">
          <draw:text-box>
            <text:p text:style-name="a78" text:class-names="" text:cond-style-name=""><text:span text:style-name="a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כותרת-ותוכן" style:page-layout-name="pageLayout1" draw:style-name="a81">
      <draw:frame draw:id="id16" presentation:style-name="a84" draw:name="כותרת 1" svg:x="0.5626in" svg:y="3.1063in" svg:width="6.3748in" svg:height="2.14331in" presentation:class="title" presentation:placeholder="false">
        <draw:text-box>
          <text:p text:style-name="a83" text:class-names="" text:cond-style-name=""><text:span text:style-name="a82" text:class-names="">לחץ כדי לערוך סגנון כותרת של תבנית בסיס</text:span></text:p>
        </draw:text-box>
        <svg:title/>
        <svg:desc/>
      </draw:frame>
      <draw:frame draw:id="id17" presentation:style-name="a99" draw:name="מציין מיקום תוכן 2" svg:x="0.3748in" svg:y="2.33976in" svg:width="6.74961in" svg:height="6.59961in" presentation:class="object" presentation:placeholder="false">
        <draw:text-box>
          <text:p text:style-name="a86" text:class-names="" text:cond-style-name=""><text:span text:style-name="a85" text:class-names="">ערוך סגנונות טקסט של תבנית בסיס</text:span></text:p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רמה שניה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list text:style-name="a98">
                            <text:list-item>
                              <text:p text:style-name="a97" text:class-names="" text:cond-style-name=""><text:span text:style-name="a96" text:class-names="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3" draw:name="מציין מיקום של תאריך 3" svg:x="5.3752in" svg:y="9.2685in" svg:width="1.74961in" svg:height="0.53189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6/21/2018</text:date></text:span></text:p>
        </draw:text-box>
        <svg:title/>
        <svg:desc/>
      </draw:frame>
      <draw:frame draw:id="id19" presentation:style-name="a106" draw:name="מציין מיקום של כותרת תחתונה 4" svg:x="2.5626in" svg:y="9.2685in" svg:width="2.3748in" svg:height="0.53189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0" presentation:style-name="a109" draw:name="מציין מיקום של מספר שקופית 5" svg:x="0.3752in" svg:y="9.2685in" svg:width="1.74961in" svg:height="0.53189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26">
        <draw:page-thumbnail svg:x="1.21063in" svg:y="0.88858in" svg:width="5.84567in" svg:height="4.38425in" presentation:class="page" draw:id="id5" presentation:style-name="a110" draw:name="מציין מיקום של תמונת שקופית 1">
          <svg:title/>
          <svg:desc/>
        </draw:page-thumbnail>
        <draw:frame draw:id="id6" presentation:style-name="a113" draw:name="מציין מיקום של הערות 2" svg:x="0.82677in" svg:y="5.55394in" svg:width="6.61378in" svg:height="5.26142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7" presentation:style-name="a116" draw:name="מציין מיקום של כותרת עליונה 3" svg:x="0in" svg:y="0in" svg:width="3.5878in" svg:height="0.58425in" presentation:class="head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8" presentation:style-name="a119" draw:name="מציין מיקום של תאריך 4" svg:x="4.67953in" svg:y="0in" svg:width="3.5878in" svg:height="0.58425in" presentation:class="date-time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9" presentation:style-name="a122" draw:name="מציין מיקום של כותרת תחתונה 5" svg:x="0in" svg:y="11.10827in" svg:width="3.5878in" svg:height="0.58425in" presentation:class="footer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10" presentation:style-name="a125" draw:name="מציין מיקום של מספר שקופית 6" svg:x="4.67953in" svg:y="11.10827in" svg:width="3.5878in" svg:height="0.58425in" presentation:class="page-number" presentation:placeholder="false">
          <draw:text-box>
            <text:p text:style-name="a124" text:class-names="" text:cond-style-name=""><text:span text:style-name="a1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כותרת-מקטע-עליונה" style:page-layout-name="pageLayout1" draw:style-name="a127">
      <draw:frame draw:id="id21" presentation:style-name="a130" draw:name="כותרת 1" svg:x="0.51215in" svg:y="2.49306in" svg:width="6.46875in" svg:height="4.15972in" presentation:class="title" presentation:placeholder="false">
        <draw:text-box>
          <text:p text:style-name="a129" text:class-names="" text:cond-style-name=""><text:span text:style-name="a128" text:class-names="">לחץ כדי לערוך סגנון כותרת של תבנית בסיס</text:span></text:p>
        </draw:text-box>
        <svg:title/>
        <svg:desc/>
      </draw:frame>
      <draw:frame draw:id="id22" presentation:style-name="a134" draw:name="מציין מיקום טקסט 2" svg:x="0.51215in" svg:y="6.69271in" svg:width="6.46875in" svg:height="2.1875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>ערוך סגנונות טקסט של תבנית בסיס</text:span></text:p>
            </text:list-item>
          </text:list>
        </draw:text-box>
        <svg:title/>
        <svg:desc/>
      </draw:frame>
      <draw:frame draw:id="id23" presentation:style-name="a138" draw:name="מציין מיקום של תאריך 3" svg:x="5.3752in" svg:y="9.2685in" svg:width="1.74961in" svg:height="0.53189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6/21/2018</text:date></text:span></text:p>
        </draw:text-box>
        <svg:title/>
        <svg:desc/>
      </draw:frame>
      <draw:frame draw:id="id24" presentation:style-name="a141" draw:name="מציין מיקום של כותרת תחתונה 4" svg:x="2.5626in" svg:y="9.2685in" svg:width="2.3748in" svg:height="0.53189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5" presentation:style-name="a144" draw:name="מציין מיקום של מספר שקופית 5" svg:x="0.3752in" svg:y="9.2685in" svg:width="1.74961in" svg:height="0.53189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61">
        <draw:page-thumbnail svg:x="1.21063in" svg:y="0.88858in" svg:width="5.84567in" svg:height="4.38425in" presentation:class="page" draw:id="id5" presentation:style-name="a145" draw:name="מציין מיקום של תמונת שקופית 1">
          <svg:title/>
          <svg:desc/>
        </draw:page-thumbnail>
        <draw:frame draw:id="id6" presentation:style-name="a148" draw:name="מציין מיקום של הערות 2" svg:x="0.82677in" svg:y="5.55394in" svg:width="6.61378in" svg:height="5.26142in" presentation:class="notes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1" draw:name="מציין מיקום של כותרת עליונה 3" svg:x="0in" svg:y="0in" svg:width="3.5878in" svg:height="0.5842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8" presentation:style-name="a154" draw:name="מציין מיקום של תאריך 4" svg:x="4.67953in" svg:y="0in" svg:width="3.5878in" svg:height="0.58425in" presentation:class="date-time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9" presentation:style-name="a157" draw:name="מציין מיקום של כותרת תחתונה 5" svg:x="0in" svg:y="11.10827in" svg:width="3.5878in" svg:height="0.58425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0" presentation:style-name="a160" draw:name="מציין מיקום של מספר שקופית 6" svg:x="4.67953in" svg:y="11.10827in" svg:width="3.5878in" svg:height="0.58425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שני-תכנים" style:page-layout-name="pageLayout1" draw:style-name="a162">
      <draw:frame draw:id="id26" presentation:style-name="a165" draw:name="כותרת 1" svg:x="0.5626in" svg:y="3.1063in" svg:width="6.3748in" svg:height="2.14331in" presentation:class="title" presentation:placeholder="false">
        <draw:text-box>
          <text:p text:style-name="a164" text:class-names="" text:cond-style-name=""><text:span text:style-name="a163" text:class-names="">לחץ כדי לערוך סגנון כותרת של תבנית בסיס</text:span></text:p>
        </draw:text-box>
        <svg:title/>
        <svg:desc/>
      </draw:frame>
      <draw:frame draw:id="id27" presentation:style-name="a180" draw:name="מציין מיקום תוכן 2" svg:x="0.375in" svg:y="2.34028in" svg:width="3.29167in" svg:height="6.59896in" presentation:class="object" presentation:placeholder="false">
        <draw:text-box>
          <text:p text:style-name="a167" text:class-names="" text:cond-style-name=""><text:span text:style-name="a166" text:class-names="">ערוך סגנונות טקסט של תבנית בסיס</text:span></text:p>
          <text:list text:style-name="a170">
            <text:list-item>
              <text:list text:style-name="a170">
                <text:list-item>
                  <text:p text:style-name="a169" text:class-names="" text:cond-style-name=""><text:span text:style-name="a168" text:class-names="">רמה שניה</text:span></text:p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p text:style-name="a172" text:class-names="" text:cond-style-name=""><text:span text:style-name="a171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p text:style-name="a175" text:class-names="" text:cond-style-name=""><text:span text:style-name="a174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7" text:class-names="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5" draw:name="מציין מיקום תוכן 3" svg:x="3.83333in" svg:y="2.34028in" svg:width="3.29167in" svg:height="6.59896in" presentation:class="object" presentation:placeholder="false">
        <draw:text-box>
          <text:p text:style-name="a182" text:class-names="" text:cond-style-name=""><text:span text:style-name="a181" text:class-names="">ערוך סגנונות טקסט של תבנית בסיס</text:span></text:p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רמה שניה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list text:style-name="a194">
                        <text:list-item>
                          <text:list text:style-name="a194">
                            <text:list-item>
                              <text:p text:style-name="a193" text:class-names="" text:cond-style-name=""><text:span text:style-name="a192" text:class-names="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9" draw:name="מציין מיקום של תאריך 4" svg:x="5.3752in" svg:y="9.2685in" svg:width="1.74961in" svg:height="0.53189in" presentation:class="date-time" presentation:placeholder="false">
        <draw:text-box>
          <text:p text:style-name="a198" text:class-names="" text:cond-style-name=""><text:span text:style-name="a196" text:class-names=""><text:date text:fixed="false" style:data-style-name="a197">6/21/2018</text:date></text:span></text:p>
        </draw:text-box>
        <svg:title/>
        <svg:desc/>
      </draw:frame>
      <draw:frame draw:id="id30" presentation:style-name="a202" draw:name="מציין מיקום של כותרת תחתונה 5" svg:x="2.5626in" svg:y="9.2685in" svg:width="2.3748in" svg:height="0.53189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1" presentation:style-name="a205" draw:name="מציין מיקום של מספר שקופית 6" svg:x="0.3752in" svg:y="9.2685in" svg:width="1.74961in" svg:height="0.53189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22">
        <draw:page-thumbnail svg:x="1.21063in" svg:y="0.88858in" svg:width="5.84567in" svg:height="4.38425in" presentation:class="page" draw:id="id5" presentation:style-name="a206" draw:name="מציין מיקום של תמונת שקופית 1">
          <svg:title/>
          <svg:desc/>
        </draw:page-thumbnail>
        <draw:frame draw:id="id6" presentation:style-name="a209" draw:name="מציין מיקום של הערות 2" svg:x="0.82677in" svg:y="5.55394in" svg:width="6.61378in" svg:height="5.26142in" presentation:class="notes" presentation:placeholder="false">
          <draw:text-box>
            <text:p text:style-name="a208" text:class-names="" text:cond-style-name=""><text:span text:style-name="a207" text:class-names=""/></text:p>
          </draw:text-box>
          <svg:title/>
          <svg:desc/>
        </draw:frame>
        <draw:frame draw:id="id7" presentation:style-name="a212" draw:name="מציין מיקום של כותרת עליונה 3" svg:x="0in" svg:y="0in" svg:width="3.5878in" svg:height="0.58425in" presentation:class="header" presentation:placeholder="false">
          <draw:text-box>
            <text:p text:style-name="a211" text:class-names="" text:cond-style-name=""><text:span text:style-name="a210" text:class-names=""/></text:p>
          </draw:text-box>
          <svg:title/>
          <svg:desc/>
        </draw:frame>
        <draw:frame draw:id="id8" presentation:style-name="a215" draw:name="מציין מיקום של תאריך 4" svg:x="4.67953in" svg:y="0in" svg:width="3.5878in" svg:height="0.58425in" presentation:class="date-time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9" presentation:style-name="a218" draw:name="מציין מיקום של כותרת תחתונה 5" svg:x="0in" svg:y="11.10827in" svg:width="3.5878in" svg:height="0.58425in" presentation:class="foot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0" presentation:style-name="a221" draw:name="מציין מיקום של מספר שקופית 6" svg:x="4.67953in" svg:y="11.10827in" svg:width="3.5878in" svg:height="0.58425in" presentation:class="page-number" presentation:placeholder="false">
          <draw:text-box>
            <text:p text:style-name="a220" text:class-names="" text:cond-style-name=""><text:span text:style-name="a2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השוואה" style:page-layout-name="pageLayout1" draw:style-name="a223">
      <draw:frame draw:id="id32" presentation:style-name="a226" draw:name="כותרת 1" svg:x="0.51736in" svg:y="0.53299in" svg:width="6.46875in" svg:height="1.93229in" presentation:class="title" presentation:placeholder="false">
        <draw:text-box>
          <text:p text:style-name="a225" text:class-names="" text:cond-style-name=""><text:span text:style-name="a224" text:class-names="">לחץ כדי לערוך סגנון כותרת של תבנית בסיס</text:span></text:p>
        </draw:text-box>
        <svg:title/>
        <svg:desc/>
      </draw:frame>
      <draw:frame draw:id="id33" presentation:style-name="a230" draw:name="מציין מיקום טקסט 2" svg:x="0.51736in" svg:y="2.45139in" svg:width="3.17188in" svg:height="1.20139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ערוך סגנונות טקסט של תבנית בסיס</text:span></text:p>
            </text:list-item>
          </text:list>
        </draw:text-box>
        <svg:title/>
        <svg:desc/>
      </draw:frame>
      <draw:frame draw:id="id34" presentation:style-name="a245" draw:name="מציין מיקום תוכן 3" svg:x="0.51736in" svg:y="3.65278in" svg:width="3.17188in" svg:height="5.37326in" presentation:class="object" presentation:placeholder="false">
        <draw:text-box>
          <text:p text:style-name="a232" text:class-names="" text:cond-style-name=""><text:span text:style-name="a231" text:class-names="">ערוך סגנונות טקסט של תבנית בסיס</text:span></text:p>
          <text:list text:style-name="a235">
            <text:list-item>
              <text:list text:style-name="a235">
                <text:list-item>
                  <text:p text:style-name="a234" text:class-names="" text:cond-style-name=""><text:span text:style-name="a233" text:class-names="">רמה שניה</text:span></text:p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p text:style-name="a237" text:class-names="" text:cond-style-name=""><text:span text:style-name="a236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list text:style-name="a241">
                        <text:list-item>
                          <text:p text:style-name="a240" text:class-names="" text:cond-style-name=""><text:span text:style-name="a239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list text:style-name="a244">
                            <text:list-item>
                              <text:p text:style-name="a243" text:class-names="" text:cond-style-name=""><text:span text:style-name="a242" text:class-names="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9" draw:name="מציין מיקום טקסט 4" svg:x="3.79688in" svg:y="2.45139in" svg:width="3.18924in" svg:height="1.20139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ערוך סגנונות טקסט של תבנית בסיס</text:span></text:p>
            </text:list-item>
          </text:list>
        </draw:text-box>
        <svg:title/>
        <svg:desc/>
      </draw:frame>
      <draw:frame draw:id="id36" presentation:style-name="a264" draw:name="מציין מיקום תוכן 5" svg:x="3.79688in" svg:y="3.65278in" svg:width="3.18924in" svg:height="5.37326in" presentation:class="object" presentation:placeholder="false">
        <draw:text-box>
          <text:p text:style-name="a251" text:class-names="" text:cond-style-name=""><text:span text:style-name="a250" text:class-names="">ערוך סגנונות טקסט של תבנית בסיס</text:span></text:p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רמה שניה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8" draw:name="מציין מיקום של תאריך 6" svg:x="5.3752in" svg:y="9.2685in" svg:width="1.74961in" svg:height="0.53189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6/21/2018</text:date></text:span></text:p>
        </draw:text-box>
        <svg:title/>
        <svg:desc/>
      </draw:frame>
      <draw:frame draw:id="id38" presentation:style-name="a271" draw:name="מציין מיקום של כותרת תחתונה 7" svg:x="2.5626in" svg:y="9.2685in" svg:width="2.3748in" svg:height="0.53189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9" presentation:style-name="a274" draw:name="מציין מיקום של מספר שקופית 8" svg:x="0.3752in" svg:y="9.2685in" svg:width="1.74961in" svg:height="0.53189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5" presentation:style-name="a275" draw:name="מציין מיקום של תמונת שקופית 1">
          <svg:title/>
          <svg:desc/>
        </draw:page-thumbnail>
        <draw:frame draw:id="id6" presentation:style-name="a278" draw:name="מציין מיקום של הערות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מציין מיקום של כותרת עליונה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מציין מיקום של תאריך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מציין מיקום של כותרת תחתונה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מציין מיקום של מספר שקופית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כותרת-בלבד" style:page-layout-name="pageLayout1" draw:style-name="a292">
      <draw:frame draw:id="id40" presentation:style-name="a295" draw:name="כותרת 1" svg:x="0.5626in" svg:y="3.1063in" svg:width="6.3748in" svg:height="2.14331in" presentation:class="title" presentation:placeholder="false">
        <draw:text-box>
          <text:p text:style-name="a294" text:class-names="" text:cond-style-name=""><text:span text:style-name="a293" text:class-names="">לחץ כדי לערוך סגנון כותרת של תבנית בסיס</text:span></text:p>
        </draw:text-box>
        <svg:title/>
        <svg:desc/>
      </draw:frame>
      <draw:frame draw:id="id41" presentation:style-name="a299" draw:name="מציין מיקום של תאריך 2" svg:x="5.3752in" svg:y="9.2685in" svg:width="1.74961in" svg:height="0.53189in" presentation:class="date-time" presentation:placeholder="false">
        <draw:text-box>
          <text:p text:style-name="a298" text:class-names="" text:cond-style-name=""><text:span text:style-name="a296" text:class-names=""><text:date text:fixed="false" style:data-style-name="a297">6/21/2018</text:date></text:span></text:p>
        </draw:text-box>
        <svg:title/>
        <svg:desc/>
      </draw:frame>
      <draw:frame draw:id="id42" presentation:style-name="a302" draw:name="מציין מיקום של כותרת תחתונה 3" svg:x="2.5626in" svg:y="9.2685in" svg:width="2.3748in" svg:height="0.53189in" presentation:class="footer" presentation:placeholder="false">
        <draw:text-box>
          <text:p text:style-name="a301" text:class-names="" text:cond-style-name=""><text:span text:style-name="a300" text:class-names=""/></text:p>
        </draw:text-box>
        <svg:title/>
        <svg:desc/>
      </draw:frame>
      <draw:frame draw:id="id43" presentation:style-name="a305" draw:name="מציין מיקום של מספר שקופית 4" svg:x="0.3752in" svg:y="9.2685in" svg:width="1.74961in" svg:height="0.53189in" presentation:class="page-number" presentation:placeholder="false">
        <draw:text-box>
          <text:p text:style-name="a304" text:class-names="" text:cond-style-name=""><text:span text:style-name="a303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1.21063in" svg:y="0.88858in" svg:width="5.84567in" svg:height="4.38425in" presentation:class="page" draw:id="id5" presentation:style-name="a306" draw:name="מציין מיקום של תמונת שקופית 1">
          <svg:title/>
          <svg:desc/>
        </draw:page-thumbnail>
        <draw:frame draw:id="id6" presentation:style-name="a309" draw:name="מציין מיקום של הערות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7" presentation:style-name="a312" draw:name="מציין מיקום של כותרת עליונה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8" presentation:style-name="a315" draw:name="מציין מיקום של תאריך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9" presentation:style-name="a318" draw:name="מציין מיקום של כותרת תחתונה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מציין מיקום של מספר שקופית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ריק" style:page-layout-name="pageLayout1" draw:style-name="a323">
      <draw:frame draw:id="id44" presentation:style-name="a327" draw:name="מציין מיקום של תאריך 1" svg:x="5.3752in" svg:y="9.2685in" svg:width="1.74961in" svg:height="0.53189in" presentation:class="date-time" presentation:placeholder="false">
        <draw:text-box>
          <text:p text:style-name="a326" text:class-names="" text:cond-style-name=""><text:span text:style-name="a324" text:class-names=""><text:date text:fixed="false" style:data-style-name="a325">6/21/2018</text:date></text:span></text:p>
        </draw:text-box>
        <svg:title/>
        <svg:desc/>
      </draw:frame>
      <draw:frame draw:id="id45" presentation:style-name="a330" draw:name="מציין מיקום של כותרת תחתונה 2" svg:x="2.5626in" svg:y="9.2685in" svg:width="2.3748in" svg:height="0.53189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46" presentation:style-name="a333" draw:name="מציין מיקום של מספר שקופית 3" svg:x="0.3752in" svg:y="9.2685in" svg:width="1.74961in" svg:height="0.53189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/></text:span></text:p>
        </draw:text-box>
        <svg:title/>
        <svg:desc/>
      </draw:frame>
      <presentation:notes style:page-layout-name="pageLayout2" draw:style-name="a350">
        <draw:page-thumbnail svg:x="1.21063in" svg:y="0.88858in" svg:width="5.84567in" svg:height="4.38425in" presentation:class="page" draw:id="id5" presentation:style-name="a334" draw:name="מציין מיקום של תמונת שקופית 1">
          <svg:title/>
          <svg:desc/>
        </draw:page-thumbnail>
        <draw:frame draw:id="id6" presentation:style-name="a337" draw:name="מציין מיקום של הערות 2" svg:x="0.82677in" svg:y="5.55394in" svg:width="6.61378in" svg:height="5.26142in" presentation:class="notes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7" presentation:style-name="a340" draw:name="מציין מיקום של כותרת עליונה 3" svg:x="0in" svg:y="0in" svg:width="3.5878in" svg:height="0.58425in" presentation:class="header" presentation:placeholder="false">
          <draw:text-box>
            <text:p text:style-name="a339" text:class-names="" text:cond-style-name=""><text:span text:style-name="a338" text:class-names=""/></text:p>
          </draw:text-box>
          <svg:title/>
          <svg:desc/>
        </draw:frame>
        <draw:frame draw:id="id8" presentation:style-name="a343" draw:name="מציין מיקום של תאריך 4" svg:x="4.67953in" svg:y="0in" svg:width="3.5878in" svg:height="0.58425in" presentation:class="date-time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9" presentation:style-name="a346" draw:name="מציין מיקום של כותרת תחתונה 5" svg:x="0in" svg:y="11.10827in" svg:width="3.5878in" svg:height="0.58425in" presentation:class="foot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10" presentation:style-name="a349" draw:name="מציין מיקום של מספר שקופית 6" svg:x="4.67953in" svg:y="11.10827in" svg:width="3.5878in" svg:height="0.58425in" presentation:class="page-number" presentation:placeholder="false">
          <draw:text-box>
            <text:p text:style-name="a348" text:class-names="" text:cond-style-name=""><text:span text:style-name="a3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תוכן-עם-כיתוב" style:page-layout-name="pageLayout1" draw:style-name="a351">
      <draw:frame draw:id="id47" presentation:style-name="a354" draw:name="כותרת 1" svg:x="0.51736in" svg:y="0.66667in" svg:width="2.4184in" svg:height="2.33333in" presentation:class="title" presentation:placeholder="false">
        <draw:text-box>
          <text:p text:style-name="a353" text:class-names="" text:cond-style-name=""><text:span text:style-name="a352" text:class-names="">לחץ כדי לערוך סגנון כותרת של תבנית בסיס</text:span></text:p>
        </draw:text-box>
        <svg:title/>
        <svg:desc/>
      </draw:frame>
      <draw:frame draw:id="id48" presentation:style-name="a369" draw:name="מציין מיקום תוכן 2" svg:x="3.18924in" svg:y="1.43924in" svg:width="3.79687in" svg:height="7.10764in" presentation:class="object" presentation:placeholder="false">
        <draw:text-box>
          <text:p text:style-name="a356" text:class-names="" text:cond-style-name=""><text:span text:style-name="a355" text:class-names="">ערוך סגנונות טקסט של תבנית בסיס</text:span></text:p>
          <text:list text:style-name="a359">
            <text:list-item>
              <text:list text:style-name="a359">
                <text:list-item>
                  <text:p text:style-name="a358" text:class-names="" text:cond-style-name=""><text:span text:style-name="a357" text:class-names="">רמה שניה</text:span></text:p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p text:style-name="a361" text:class-names="" text:cond-style-name=""><text:span text:style-name="a360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p text:style-name="a364" text:class-names="" text:cond-style-name=""><text:span text:style-name="a363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list text:style-name="a368">
                        <text:list-item>
                          <text:list text:style-name="a368">
                            <text:list-item>
                              <text:p text:style-name="a367" text:class-names="" text:cond-style-name=""><text:span text:style-name="a366" text:class-names="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73" draw:name="מציין מיקום טקסט 3" svg:x="0.51736in" svg:y="3in" svg:width="2.4184in" svg:height="5.55729in" presentation:class="outline" presentation:placeholder="false">
        <draw:text-box>
          <text:list text:style-name="a372">
            <text:list-item>
              <text:p text:style-name="a371" text:class-names="" text:cond-style-name=""><text:span text:style-name="a370" text:class-names="">ערוך סגנונות טקסט של תבנית בסיס</text:span></text:p>
            </text:list-item>
          </text:list>
        </draw:text-box>
        <svg:title/>
        <svg:desc/>
      </draw:frame>
      <draw:frame draw:id="id50" presentation:style-name="a377" draw:name="מציין מיקום של תאריך 4" svg:x="5.3752in" svg:y="9.2685in" svg:width="1.74961in" svg:height="0.53189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6/21/2018</text:date></text:span></text:p>
        </draw:text-box>
        <svg:title/>
        <svg:desc/>
      </draw:frame>
      <draw:frame draw:id="id51" presentation:style-name="a380" draw:name="מציין מיקום של כותרת תחתונה 5" svg:x="2.5626in" svg:y="9.2685in" svg:width="2.3748in" svg:height="0.53189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3" draw:name="מציין מיקום של מספר שקופית 6" svg:x="0.3752in" svg:y="9.2685in" svg:width="1.74961in" svg:height="0.53189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00">
        <draw:page-thumbnail svg:x="1.21063in" svg:y="0.88858in" svg:width="5.84567in" svg:height="4.38425in" presentation:class="page" draw:id="id5" presentation:style-name="a384" draw:name="מציין מיקום של תמונת שקופית 1">
          <svg:title/>
          <svg:desc/>
        </draw:page-thumbnail>
        <draw:frame draw:id="id6" presentation:style-name="a387" draw:name="מציין מיקום של הערות 2" svg:x="0.82677in" svg:y="5.55394in" svg:width="6.61378in" svg:height="5.26142in" presentation:class="notes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7" presentation:style-name="a390" draw:name="מציין מיקום של כותרת עליונה 3" svg:x="0in" svg:y="0in" svg:width="3.5878in" svg:height="0.58425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8" presentation:style-name="a393" draw:name="מציין מיקום של תאריך 4" svg:x="4.67953in" svg:y="0in" svg:width="3.5878in" svg:height="0.58425in" presentation:class="date-time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9" presentation:style-name="a396" draw:name="מציין מיקום של כותרת תחתונה 5" svg:x="0in" svg:y="11.10827in" svg:width="3.5878in" svg:height="0.58425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399" draw:name="מציין מיקום של מספר שקופית 6" svg:x="4.67953in" svg:y="11.10827in" svg:width="3.5878in" svg:height="0.58425in" presentation:class="page-number" presentation:placeholder="false">
          <draw:text-box>
            <text:p text:style-name="a398" text:class-names="" text:cond-style-name=""><text:span text:style-name="a3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תמונה-עם-כיתוב" style:page-layout-name="pageLayout1" draw:style-name="a401">
      <draw:frame draw:id="id53" presentation:style-name="a404" draw:name="כותרת 1" svg:x="0.51736in" svg:y="0.66667in" svg:width="2.4184in" svg:height="2.33333in" presentation:class="title" presentation:placeholder="false">
        <draw:text-box>
          <text:p text:style-name="a403" text:class-names="" text:cond-style-name=""><text:span text:style-name="a402" text:class-names="">לחץ כדי לערוך סגנון כותרת של תבנית בסיס</text:span></text:p>
        </draw:text-box>
        <svg:title/>
        <svg:desc/>
      </draw:frame>
      <draw:frame draw:id="id54" presentation:style-name="a407" draw:name="מציין מיקום של תמונה 2" svg:x="3.18924in" svg:y="1.43924in" svg:width="3.79687in" svg:height="7.10764in" presentation:class="graphic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5" presentation:style-name="a411" draw:name="מציין מיקום טקסט 3" svg:x="0.51736in" svg:y="3in" svg:width="2.4184in" svg:height="5.55729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8" text:class-names="">ערוך סגנונות טקסט של תבנית בסיס</text:span></text:p>
            </text:list-item>
          </text:list>
        </draw:text-box>
        <svg:title/>
        <svg:desc/>
      </draw:frame>
      <draw:frame draw:id="id56" presentation:style-name="a415" draw:name="מציין מיקום של תאריך 4" svg:x="5.3752in" svg:y="9.2685in" svg:width="1.74961in" svg:height="0.53189in" presentation:class="date-time" presentation:placeholder="false">
        <draw:text-box>
          <text:p text:style-name="a414" text:class-names="" text:cond-style-name=""><text:span text:style-name="a412" text:class-names=""><text:date text:fixed="false" style:data-style-name="a413">6/21/2018</text:date></text:span></text:p>
        </draw:text-box>
        <svg:title/>
        <svg:desc/>
      </draw:frame>
      <draw:frame draw:id="id57" presentation:style-name="a418" draw:name="מציין מיקום של כותרת תחתונה 5" svg:x="2.5626in" svg:y="9.2685in" svg:width="2.3748in" svg:height="0.53189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58" presentation:style-name="a421" draw:name="מציין מיקום של מספר שקופית 6" svg:x="0.3752in" svg:y="9.2685in" svg:width="1.74961in" svg:height="0.53189in" presentation:class="page-number" presentation:placeholder="false">
        <draw:text-box>
          <text:p text:style-name="a420" text:class-names="" text:cond-style-name=""><text:span text:style-name="a419" text:class-names=""><text:page-number style:num-format="1" text:fixed="false"/></text:span></text:p>
        </draw:text-box>
        <svg:title/>
        <svg:desc/>
      </draw:frame>
      <presentation:notes style:page-layout-name="pageLayout2" draw:style-name="a438">
        <draw:page-thumbnail svg:x="1.21063in" svg:y="0.88858in" svg:width="5.84567in" svg:height="4.38425in" presentation:class="page" draw:id="id5" presentation:style-name="a422" draw:name="מציין מיקום של תמונת שקופית 1">
          <svg:title/>
          <svg:desc/>
        </draw:page-thumbnail>
        <draw:frame draw:id="id6" presentation:style-name="a425" draw:name="מציין מיקום של הערות 2" svg:x="0.82677in" svg:y="5.55394in" svg:width="6.61378in" svg:height="5.26142in" presentation:class="notes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7" presentation:style-name="a428" draw:name="מציין מיקום של כותרת עליונה 3" svg:x="0in" svg:y="0in" svg:width="3.5878in" svg:height="0.58425in" presentation:class="head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מציין מיקום של תאריך 4" svg:x="4.67953in" svg:y="0in" svg:width="3.5878in" svg:height="0.58425in" presentation:class="date-time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מציין מיקום של כותרת תחתונה 5" svg:x="0in" svg:y="11.10827in" svg:width="3.5878in" svg:height="0.58425in" presentation:class="footer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מציין מיקום של מספר שקופית 6" svg:x="4.67953in" svg:y="11.10827in" svg:width="3.5878in" svg:height="0.58425in" presentation:class="page-number" presentation:placeholder="false">
          <draw:text-box>
            <text:p text:style-name="a436" text:class-names="" text:cond-style-name=""><text:span text:style-name="a4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כותרת-וטקסט-אנכי" style:page-layout-name="pageLayout1" draw:style-name="a439">
      <draw:frame draw:id="id59" presentation:style-name="a442" draw:name="כותרת 1" svg:x="0.5626in" svg:y="3.1063in" svg:width="6.3748in" svg:height="2.14331in" presentation:class="title" presentation:placeholder="false">
        <draw:text-box>
          <text:p text:style-name="a441" text:class-names="" text:cond-style-name=""><text:span text:style-name="a440" text:class-names="">לחץ כדי לערוך סגנון כותרת של תבנית בסיס</text:span></text:p>
        </draw:text-box>
        <svg:title/>
        <svg:desc/>
      </draw:frame>
      <draw:frame draw:id="id60" presentation:style-name="a458" draw:name="מציין מיקום של טקסט אנכי 2" svg:x="0.3748in" svg:y="2.33976in" svg:width="6.74961in" svg:height="6.59961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ערוך סגנונות טקסט של תבנית בסיס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רמה שניה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5" text:class-names="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62" draw:name="מציין מיקום של תאריך 3" svg:x="5.3752in" svg:y="9.2685in" svg:width="1.74961in" svg:height="0.53189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6/21/2018</text:date></text:span></text:p>
        </draw:text-box>
        <svg:title/>
        <svg:desc/>
      </draw:frame>
      <draw:frame draw:id="id62" presentation:style-name="a465" draw:name="מציין מיקום של כותרת תחתונה 4" svg:x="2.5626in" svg:y="9.2685in" svg:width="2.3748in" svg:height="0.53189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63" presentation:style-name="a468" draw:name="מציין מיקום של מספר שקופית 5" svg:x="0.3752in" svg:y="9.2685in" svg:width="1.74961in" svg:height="0.53189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presentation:notes style:page-layout-name="pageLayout2" draw:style-name="a485">
        <draw:page-thumbnail svg:x="1.21063in" svg:y="0.88858in" svg:width="5.84567in" svg:height="4.38425in" presentation:class="page" draw:id="id5" presentation:style-name="a469" draw:name="מציין מיקום של תמונת שקופית 1">
          <svg:title/>
          <svg:desc/>
        </draw:page-thumbnail>
        <draw:frame draw:id="id6" presentation:style-name="a472" draw:name="מציין מיקום של הערות 2" svg:x="0.82677in" svg:y="5.55394in" svg:width="6.61378in" svg:height="5.26142in" presentation:class="notes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7" presentation:style-name="a475" draw:name="מציין מיקום של כותרת עליונה 3" svg:x="0in" svg:y="0in" svg:width="3.5878in" svg:height="0.58425in" presentation:class="header" presentation:placeholder="false">
          <draw:text-box>
            <text:p text:style-name="a474" text:class-names="" text:cond-style-name=""><text:span text:style-name="a473" text:class-names=""/></text:p>
          </draw:text-box>
          <svg:title/>
          <svg:desc/>
        </draw:frame>
        <draw:frame draw:id="id8" presentation:style-name="a478" draw:name="מציין מיקום של תאריך 4" svg:x="4.67953in" svg:y="0in" svg:width="3.5878in" svg:height="0.58425in" presentation:class="date-time" presentation:placeholder="false">
          <draw:text-box>
            <text:p text:style-name="a477" text:class-names="" text:cond-style-name=""><text:span text:style-name="a476" text:class-names=""/></text:p>
          </draw:text-box>
          <svg:title/>
          <svg:desc/>
        </draw:frame>
        <draw:frame draw:id="id9" presentation:style-name="a481" draw:name="מציין מיקום של כותרת תחתונה 5" svg:x="0in" svg:y="11.10827in" svg:width="3.5878in" svg:height="0.58425in" presentation:class="foot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10" presentation:style-name="a484" draw:name="מציין מיקום של מספר שקופית 6" svg:x="4.67953in" svg:y="11.10827in" svg:width="3.5878in" svg:height="0.58425in" presentation:class="page-number" presentation:placeholder="false">
          <draw:text-box>
            <text:p text:style-name="a483" text:class-names="" text:cond-style-name=""><text:span text:style-name="a4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כותרת-אנכית-וטקסט" style:page-layout-name="pageLayout1" draw:style-name="a486">
      <draw:frame draw:id="id64" presentation:style-name="a489" draw:name="כותרת אנכית 1" svg:x="5.4375in" svg:y="2.34028in" svg:width="1.6875in" svg:height="6.59896in" presentation:class="title" presentation:placeholder="false">
        <draw:text-box>
          <text:p text:style-name="a488" text:class-names="" text:cond-style-name=""><text:span text:style-name="a487" text:class-names="">לחץ כדי לערוך סגנון כותרת של תבנית בסיס</text:span></text:p>
        </draw:text-box>
        <svg:title/>
        <svg:desc/>
      </draw:frame>
      <draw:frame draw:id="id65" presentation:style-name="a505" draw:name="מציין מיקום של טקסט אנכי 2" svg:x="0.375in" svg:y="2.34028in" svg:width="4.89583in" svg:height="6.59896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ערוך סגנונות טקסט של תבנית בסיס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רמה שניה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רמה שלישית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2" text:class-names="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9" draw:name="מציין מיקום של תאריך 3" svg:x="5.3752in" svg:y="9.2685in" svg:width="1.74961in" svg:height="0.53189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6/21/2018</text:date></text:span></text:p>
        </draw:text-box>
        <svg:title/>
        <svg:desc/>
      </draw:frame>
      <draw:frame draw:id="id67" presentation:style-name="a512" draw:name="מציין מיקום של כותרת תחתונה 4" svg:x="2.5626in" svg:y="9.2685in" svg:width="2.3748in" svg:height="0.53189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68" presentation:style-name="a515" draw:name="מציין מיקום של מספר שקופית 5" svg:x="0.3752in" svg:y="9.2685in" svg:width="1.74961in" svg:height="0.53189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32">
        <draw:page-thumbnail svg:x="1.21063in" svg:y="0.88858in" svg:width="5.84567in" svg:height="4.38425in" presentation:class="page" draw:id="id5" presentation:style-name="a516" draw:name="מציין מיקום של תמונת שקופית 1">
          <svg:title/>
          <svg:desc/>
        </draw:page-thumbnail>
        <draw:frame draw:id="id6" presentation:style-name="a519" draw:name="מציין מיקום של הערות 2" svg:x="0.82677in" svg:y="5.55394in" svg:width="6.61378in" svg:height="5.26142in" presentation:class="notes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7" presentation:style-name="a522" draw:name="מציין מיקום של כותרת עליונה 3" svg:x="0in" svg:y="0in" svg:width="3.5878in" svg:height="0.58425in" presentation:class="head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מציין מיקום של תאריך 4" svg:x="4.67953in" svg:y="0in" svg:width="3.5878in" svg:height="0.58425in" presentation:class="date-time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מציין מיקום של כותרת תחתונה 5" svg:x="0in" svg:y="11.10827in" svg:width="3.5878in" svg:height="0.58425in" presentation:class="foot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מציין מיקום של מספר שקופית 6" svg:x="4.67953in" svg:y="11.10827in" svg:width="3.5878in" svg:height="0.58425in" presentation:class="page-number" presentation:placeholder="false">
          <draw:text-box>
            <text:p text:style-name="a530" text:class-names="" text:cond-style-name=""><text:span text:style-name="a52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33">
      <draw:frame draw:id="id69" presentation:style-name="a536" draw:name="מציין מיקום של כותרת עליונה 1" svg:x="0in" svg:y="0in" svg:width="3.5878in" svg:height="0.58425in" presentation:class="header" presentation:placeholder="false">
        <draw:text-box>
          <text:p text:style-name="a535" text:class-names="" text:cond-style-name=""><text:span text:style-name="a534" text:class-names=""/></text:p>
        </draw:text-box>
        <svg:title/>
        <svg:desc/>
      </draw:frame>
      <draw:frame draw:id="id70" presentation:style-name="a539" draw:name="מציין מיקום של תאריך 2" svg:x="4.67953in" svg:y="0in" svg:width="3.5878in" svg:height="0.58425in" presentation:class="date-time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71" presentation:style-name="a542" draw:name="מציין מיקום של כותרת תחתונה 3" svg:x="0in" svg:y="11.10827in" svg:width="3.5878in" svg:height="0.58425in" presentation:class="footer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72" presentation:style-name="a545" draw:name="מציין מיקום של מספר שקופית 4" svg:x="4.67953in" svg:y="11.10827in" svg:width="3.5878in" svg:height="0.58425in" presentation:class="page-number" presentation:placeholder="false">
        <draw:text-box>
          <text:p text:style-name="a544" text:class-names="" text:cond-style-name=""><text:span text:style-name="a543" text:class-names=""><text:page-number style:num-format="1" text:fixed="false"/></text:span></text:p>
        </draw:text-box>
        <svg:title/>
        <svg:desc/>
      </draw:frame>
      <draw:page-thumbnail draw:page-number="1" svg:x="1.30903in" svg:y="1.17014in" svg:width="1.92708in" svg:height="2.57118in"/>
      <draw:page-thumbnail draw:page-number="2" svg:x="1.30903in" svg:y="4.55903in" svg:width="1.92708in" svg:height="2.57118in"/>
      <draw:page-thumbnail draw:page-number="3" svg:x="1.30903in" svg:y="7.94792in" svg:width="1.92708in" svg:height="2.57118in"/>
      <draw:page-thumbnail draw:page-number="4" svg:x="5.02951in" svg:y="1.17014in" svg:width="1.92708in" svg:height="2.57118in"/>
      <draw:page-thumbnail draw:page-number="5" svg:x="5.02951in" svg:y="4.55903in" svg:width="1.92708in" svg:height="2.57118in"/>
      <draw:page-thumbnail draw:page-number="6" svg:x="5.02951in" svg:y="7.94792in" svg:width="1.92708in" svg:height="2.57118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מצגת של PowerPoint‏</dc:title>
    <meta:initial-creator>נתי כהן</meta:initial-creator>
    <dc:creator>HP</dc:creator>
    <dc:date>2018-06-21T09:00:18Z</dc:date>
    <meta:editing-cycles>1</meta:editing-cycles>
    <meta:editing-duration>PT129S</meta:editing-duration>
    <meta:document-statistic meta:paragraph-count="2" meta:word-count="2"/>
  </office:meta>
</office:document-meta>
</file>